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EF00000100086FBE9F.png" manifest:media-type="image/png"/>
  <manifest:file-entry manifest:full-path="Pictures/10000200000000AB000000AB2100618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df407"/>
    </style:style>
    <style:style style:name="P2" style:family="paragraph" style:parent-style-name="Standard">
      <style:paragraph-properties fo:text-align="start" style:justify-single-word="false"/>
      <style:text-properties officeooo:paragraph-rsid="001df407"/>
    </style:style>
    <style:style style:name="P3" style:family="paragraph" style:parent-style-name="Standard" style:list-style-name="L1">
      <style:paragraph-properties fo:text-align="start" style:justify-single-word="false"/>
      <style:text-properties officeooo:paragraph-rsid="001df407"/>
    </style:style>
    <style:style style:name="T1" style:family="text">
      <style:text-properties style:text-position="super 58%"/>
    </style:style>
    <style:style style:name="T2" style:family="text">
      <style:text-properties officeooo:rsid="00031d1d"/>
    </style:style>
    <style:style style:name="T3" style:family="text">
      <style:text-properties officeooo:rsid="001eaafb"/>
    </style:style>
    <style:style style:name="T4" style:family="text">
      <style:text-properties officeooo:rsid="0022016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Zeichenformat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<text:variable-set text:name="Assignment" office:value-type="float" office:value="5.01" style:data-style-name="N0">5.01</text:variable-set>: Force!</text:p>
      <text:p text:style-name="P2"/>
      <text:list xml:id="list5825031547552575718" text:style-name="L1">
        <text:list-item>
          <text:p text:style-name="P3">A <text:span text:style-name="T3">6</text:span>00 kg car accelerates from 5 m/s to 10 m/s in three seconds.</text:p>
          <text:list>
            <text:list-item>
              <text:p text:style-name="P3">What is the acceleration of the car?</text:p>
            </text:list-item>
          </text:list>
        </text:list-item>
      </text:list>
      <text:p text:style-name="P2"/>
      <text:p text:style-name="P2"/>
      <text:list xml:id="list72018956832718" text:continue-numbering="true" text:style-name="L1">
        <text:list-item>
          <text:list>
            <text:list-item>
              <text:p text:style-name="P3">What is the force that the motor exerts on the car?</text:p>
            </text:list-item>
          </text:list>
        </text:list-item>
      </text:list>
      <text:p text:style-name="P2"/>
      <text:p text:style-name="P2"/>
      <text:p text:style-name="P2"/>
      <text:list xml:id="list72018692448877" text:continue-numbering="true" text:style-name="L1">
        <text:list-item>
          <text:p text:style-name="P3">Two children are playing tug-o-war. <text:s/>Juan has a mass of <text:span text:style-name="T3">4</text:span>0 kg and pulls with a force of 20 N. Carlos has a mass of 20 <text:span text:style-name="T2">kg</text:span> and pulls with a force of 50 N. <text:s/></text:p>
          <text:list>
            <text:list-item>
              <text:p text:style-name="P3">Which way do the children go?</text:p>
            </text:list-item>
          </text:list>
        </text:list-item>
      </text:list>
      <text:p text:style-name="P2"/>
      <text:p text:style-name="P2"/>
      <text:p text:style-name="P2"/>
      <text:list xml:id="list72018233747323" text:continue-numbering="true" text:style-name="L1">
        <text:list-item>
          <text:list>
            <text:list-item>
              <text:p text:style-name="P3">What is the acceleration of the children?</text:p>
            </text:list-item>
          </text:list>
        </text:list-item>
      </text:list>
      <text:p text:style-name="P2"/>
      <text:p text:style-name="P2"/>
      <text:p text:style-name="P2"/>
      <text:list xml:id="list72018568385172" text:continue-numbering="true" text:style-name="L1">
        <text:list-item>
          <text:list>
            <text:list-item>
              <text:p text:style-name="P3">How far do they end up after 10 seconds? <text:s/></text:p>
            </text:list-item>
          </text:list>
        </text:list-item>
      </text:list>
      <text:p text:style-name="P2"/>
      <text:p text:style-name="P2"/>
      <text:p text:style-name="P2"/>
      <text:list xml:id="list72018910410946" text:continue-numbering="true" text:style-name="L1">
        <text:list-item>
          <text:p text:style-name="P3">A car has a mass of <text:span text:style-name="T3">8</text:span>50 kg. <text:s/>What is the weight of the car?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list xml:id="list72018540574887" text:continue-numbering="true" text:style-name="L1">
        <text:list-item>
          <text:p text:style-name="P3">A crane lifts a 1<text:span text:style-name="T3">2</text:span>00 kg steel girder. <text:s/>It causes the gi<text:span text:style-name="T4">r</text:span>der to accelerate at a rate of 0.2 m/s<text:span text:style-name="T1">2</text:span> upward. </text:p>
          <text:list>
            <text:list-item>
              <text:p text:style-name="P3">What force must the crane exert on the steel girder?</text:p>
            </text:list-item>
          </text:list>
        </text:list-item>
      </text:list>
      <text:p text:style-name="P2"/>
      <text:p text:style-name="P2"/>
      <text:p text:style-name="P2"/>
      <text:p text:style-name="P2"/>
      <text:p text:style-name="P2"/>
      <text:list xml:id="list72017444414748" text:continue-numbering="true" text:style-name="L1">
        <text:list-item>
          <text:list>
            <text:list-item>
              <text:p text:style-name="P3">How long does it take the crane to reach its top speed of 3 m/s?</text:p>
              <text:p text:style-name="P3"/>
            </text:list-item>
          </text:list>
        </text:list-item>
      </text:list>
      <text:p text:style-name="P2"/>
      <text:p text:style-name="P2"/>
      <text:p text:style-name="P2"/>
      <text:p text:style-name="P2"/>
      <text:p text:style-name="P2"/>
      <text:list xml:id="list72019041043120" text:continue-numbering="true" text:style-name="L1">
        <text:list-item>
          <text:p text:style-name="P3"><text:soft-page-break/>You push a box across the floor with a force of <text:span text:style-name="T3">6</text:span>0 newtons for two seconds. <text:s/>The force of friction on the box is 20 newtons. <text:s/>The box has a mass of 40 kg. <text:s/></text:p>
          <text:list>
            <text:list-item>
              <text:p text:style-name="P3">What is the acceleration of the box?</text:p>
            </text:list-item>
          </text:list>
        </text:list-item>
      </text:list>
      <text:p text:style-name="P2"/>
      <text:p text:style-name="P2"/>
      <text:p text:style-name="P2"/>
      <text:list xml:id="list72017716476512" text:continue-numbering="true" text:style-name="L1">
        <text:list-item>
          <text:list>
            <text:list-item>
              <text:p text:style-name="P3">What is the speed of the box when you stop pushing it?</text:p>
            </text:list-item>
          </text:list>
        </text:list-item>
      </text:list>
      <text:p text:style-name="P2"/>
      <text:p text:style-name="P2"/>
      <text:p text:style-name="P2"/>
      <text:list xml:id="list72018592119544" text:continue-numbering="true" text:style-name="L1">
        <text:list-item>
          <text:list>
            <text:list-item>
              <text:p text:style-name="P3">What is the deceleration of the box when you stop pushing it?</text:p>
            </text:list-item>
          </text:list>
        </text:list-item>
      </text:list>
      <text:p text:style-name="P2"/>
      <text:p text:style-name="P2"/>
      <text:p text:style-name="P2"/>
      <text:list xml:id="list72017770465688" text:continue-numbering="true" text:style-name="L1">
        <text:list-item>
          <text:list>
            <text:list-item>
              <text:p text:style-name="P3">How long does it take the box to come to a complete stop? <text:s/></text:p>
            </text:list-item>
          </text:list>
        </text:list-item>
      </text:list>
      <text:p text:style-name="P2"/>
      <text:p text:style-name="P2"/>
      <text:p text:style-name="P2"/>
      <text:list xml:id="list72018112500226" text:continue-numbering="true" text:style-name="L1">
        <text:list-item>
          <text:list>
            <text:list-item>
              <text:p text:style-name="P3">What is the final position of the box? </text:p>
            </text:list-item>
          </text:list>
        </text:list-item>
      </text:list>
      <text:p text:style-name="P2"/>
      <text:p text:style-name="P2"/>
      <text:p text:style-name="P2"/>
      <text:list xml:id="list72018776996734" text:continue-numbering="true" text:style-name="L1">
        <text:list-item>
          <text:p text:style-name="P3">A 0.00<text:span text:style-name="T3">6</text:span> kg feather is falling at its terminal velocity of 1 m/s. <text:s/></text:p>
          <text:list>
            <text:list-item>
              <text:p text:style-name="P3">What is the acceleration of the feather? </text:p>
            </text:list-item>
          </text:list>
        </text:list-item>
      </text:list>
      <text:p text:style-name="P2"/>
      <text:p text:style-name="P2"/>
      <text:p text:style-name="P2"/>
      <text:list xml:id="list72018689295035" text:continue-numbering="true" text:style-name="L1">
        <text:list-item>
          <text:list>
            <text:list-item>
              <text:p text:style-name="P3">What is the net force acting on the feather?</text:p>
            </text:list-item>
          </text:list>
        </text:list-item>
      </text:list>
      <text:p text:style-name="P2"/>
      <text:p text:style-name="P2"/>
      <text:p text:style-name="P2"/>
      <text:list xml:id="list72019226040077" text:continue-numbering="true" text:style-name="L1">
        <text:list-item>
          <text:list>
            <text:list-item>
              <text:p text:style-name="P3">What is the force of gravity on the feather?</text:p>
            </text:list-item>
          </text:list>
        </text:list-item>
      </text:list>
      <text:p text:style-name="P2"/>
      <text:p text:style-name="P2"/>
      <text:p text:style-name="P2"/>
      <text:list xml:id="list72017661513689" text:continue-numbering="true" text:style-name="L1">
        <text:list-item>
          <text:list>
            <text:list-item>
              <text:p text:style-name="P3">What is the force of air-resistance on the feather?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Zeichenformat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21006184.png" xlink:type="simple" xlink:show="embed" xlink:actuate="onLoad"/></draw:frame><draw:frame draw:style-name="Mfr1" draw:name="graphics1" text:anchor-type="paragraph" svg:x="0.0236in" svg:y="-0.4299in" svg:width="0.75in" svg:height="0.8in" draw:z-index="3"><draw:image xlink:href="Pictures/10000201000000EF00000100086FBE9F.png" xlink:type="simple" xlink:show="embed" xlink:actuate="onLoad"/></draw:frame> <text:s text:c="20"/>Name:<text:tab/><text:tab/><text:date style:data-style-name="N37" text:date-value="2016-10-27T07:20:17.025463934" text:date-adjust="PT24H00M00S">10/28/16</text:date> <text:s text:c="11"/></text:p>
      </style:header>
      <style:footer>
        <text:p text:style-name="Footer">1<text:span text:style-name="MT1">st</text:span> Nine Weeks<text:tab/><text:page-number text:select-page="current">2</text:page-number>/<text:page-count>2</text:page-count><text:tab/>Assignment <text:variable-get text:name="Assignment" style:data-style-name="N0">5.01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3T23:30:02.777319555</meta:creation-date>
    <meta:editing-duration>PT2M13S</meta:editing-duration>
    <meta:editing-cycles>7</meta:editing-cycles>
    <meta:generator>LibreOffice/4.3.7.2$Linux_X86_64 LibreOffice_project/430$Build-2</meta:generator>
    <dc:date>2016-10-27T07:20:16.949928679</dc:date>
    <meta:document-statistic meta:table-count="0" meta:image-count="2" meta:object-count="0" meta:page-count="2" meta:paragraph-count="25" meta:word-count="316" meta:character-count="1495" meta:non-whitespace-character-count="1174"/>
  </office:meta>
</office:document-meta>
</file>